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27.7cm" fo:break-before="auto" fo:break-after="auto" table:align="margins"/>
    </style:style>
    <style:style style:name="Table1.A" style:family="table-column">
      <style:table-column-properties style:column-width="27.7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Table2" style:family="table">
      <style:table-properties style:width="27.506cm" table:align="margins"/>
    </style:style>
    <style:style style:name="Table2.A" style:family="table-column">
      <style:table-column-properties style:column-width="4.471cm" style:rel-column-width="10653*"/>
    </style:style>
    <style:style style:name="Table2.B" style:family="table-column">
      <style:table-column-properties style:column-width="23.035cm" style:rel-column-width="54882*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27.506cm" table:align="margins"/>
    </style:style>
    <style:style style:name="Table3.A" style:family="table-column">
      <style:table-column-properties style:column-width="5.424cm" style:rel-column-width="12922*"/>
    </style:style>
    <style:style style:name="Table3.B" style:family="table-column">
      <style:table-column-properties style:column-width="22.082cm" style:rel-column-width="52613*"/>
    </style:style>
    <style:style style:name="Table3.A1" style:family="table-cell">
      <style:table-cell-properties fo:padding="0.097cm" fo:border="none"/>
    </style:style>
    <style:style style:name="P1" style:family="paragraph" style:parent-style-name="Text_20_body">
      <style:text-properties style:font-name="Times New Roman" fo:language="ru" fo:country="RU"/>
    </style:style>
    <style:style style:name="P2" style:family="paragraph" style:parent-style-name="Text_20_body">
      <style:paragraph-properties fo:text-align="center" style:justify-single-word="false"/>
      <style:text-properties style:font-name="Times New Roman" fo:language="ru" fo:country="RU"/>
    </style:style>
    <style:style style:name="P3" style:family="paragraph" style:parent-style-name="Text_20_body">
      <style:text-properties style:font-name="Times New Roman" fo:font-size="14pt" fo:language="ru" fo:country="RU" style:font-name-asian="Times New Roman2" style:font-size-asian="12pt" style:font-name-complex="Times New Roman2" style:font-size-complex="12pt"/>
    </style:style>
    <style:style style:name="P4" style:family="paragraph" style:parent-style-name="Our_20_code">
      <style:paragraph-properties fo:text-align="start" style:justify-single-word="false"/>
    </style:style>
    <style:style style:name="P5" style:family="paragraph" style:parent-style-name="Heading_20_1">
      <style:text-properties style:font-name="Times New Roman" fo:language="ru" fo:country="RU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5" text:outline-level="1">Формат общих областей памяти ПО прибора</text:h>
          </table:table-cell>
        </table:table-row>
        <table:table-row table:style-name="Table1.2">
          <table:table-cell table:style-name="Table1.A2" office:value-type="string">
            <text:p text:style-name="P1">При старте диспетчера расчётных модулей он выделяет в системе под свои нужды несколько областей памяти.</text:p>
            <text:p text:style-name="P1">Область памяти /header описывается следующей структурой:</text:p>
            <text:p text:style-name="Our_20_code">typedefstruct</text:p>
            <text:p text:style-name="Our_20_code">{</text:p>
            <text:p text:style-name="Our_20_code">    char   name_disp[STR_LEN];  /* Имя диспетчера*/</text:p>
            <text:p text:style-name="Our_20_code">    int    takt;                /* Базовай такт работы, мсек */</text:p>
            <text:p text:style-name="Our_20_code">    int    number_exemod;<text:tab/>       /* Количество расчетных модулей*/</text:p>
            <text:p text:style-name="Our_20_code">    int    num;                 /* Количество внешних сигналов */</text:p>
            <text:p text:style-name="Our_20_code">    int    signals_size;        /* Количество байт занимаемое сигналами*/</text:p>
            <text:p text:style-name="Our_20_code">    int    pid;                 /* Пид. диспетчера*/</text:p>
            <text:p text:style-name="Our_20_code">    int    takt_counter;        /* Локальный счётчик тактов диспетчера */</text:p>
            <text:p text:style-name="Our_20_code">} header;</text:p>
            <text:p text:style-name="P1">Здесь представлены следующие элементы:</text:p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Our_20_code">name_disp</text:p>
                </table:table-cell>
                <table:table-cell table:style-name="Table2.A1" office:value-type="string">
                  <text:p text:style-name="P3">– имя файла конфигурации загрузки, указанное при старте диспетчера;</text:p>
                </table:table-cell>
              </table:table-row>
              <table:table-row>
                <table:table-cell table:style-name="Table2.A1" office:value-type="string">
                  <text:p text:style-name="Our_20_code">takt</text:p>
                </table:table-cell>
                <table:table-cell table:style-name="Table2.A1" office:value-type="string">
                  <text:p text:style-name="P3">– базовый (минимальный из всех заданных в файле конфигурации загрузки) такт работы в мсек, используется для расчёта текущего времени при отладке;</text:p>
                </table:table-cell>
              </table:table-row>
              <table:table-row>
                <table:table-cell table:style-name="Table2.A1" office:value-type="string">
                  <text:p text:style-name="Our_20_code">number_exemod</text:p>
                </table:table-cell>
                <table:table-cell table:style-name="Table2.A1" office:value-type="string">
                  <text:p text:style-name="P3">– количество загруженных расчетных модулей (алгоритмов);</text:p>
                </table:table-cell>
              </table:table-row>
              <table:table-row>
                <table:table-cell table:style-name="Table2.A1" office:value-type="string">
                  <text:p text:style-name="Our_20_code">num</text:p>
                </table:table-cell>
                <table:table-cell table:style-name="Table2.A1" office:value-type="string">
                  <text:p text:style-name="P3">– общее количество внешних сигналов (равно сумме всех к-в внешних сигналов для всех РМ), используется для поиска по области памяти /extvars_struct;</text:p>
                </table:table-cell>
              </table:table-row>
              <table:table-row>
                <table:table-cell table:style-name="Table2.A1" office:value-type="string">
                  <text:p text:style-name="Our_20_code">signals_size</text:p>
                </table:table-cell>
                <table:table-cell table:style-name="Table2.A1" office:value-type="string">
                  <text:p text:style-name="P3">– количество памяти в байтах, выделенное под все внешние сигналы при запуске диспетчера;</text:p>
                </table:table-cell>
              </table:table-row>
              <table:table-row>
                <table:table-cell table:style-name="Table2.A1" office:value-type="string">
                  <text:p text:style-name="Our_20_code">pid</text:p>
                </table:table-cell>
                <table:table-cell table:style-name="Table2.A1" office:value-type="string">
                  <text:p text:style-name="P3">– идентификатор процесса, необходимый для трансляции диспетчеру сообщений и управления через сервер отладки;</text:p>
                </table:table-cell>
              </table:table-row>
              <table:table-row>
                <table:table-cell table:style-name="Table2.A1" office:value-type="string">
                  <text:p text:style-name="Our_20_code">takt_counter</text:p>
                </table:table-cell>
                <table:table-cell table:style-name="Table2.A1" office:value-type="string">
                  <text:p text:style-name="P3">– счётчик количества циклов посылок сообщений функции takt_work <text:s/>диспетчера расчётных модулей.</text:p>
                </table:table-cell>
              </table:table-row>
            </table:table>
            <text:p text:style-name="P1">Данная область памяти используется расчётными модулями и сервером отладки для подключения к нужным переменным в общей области памяти, а также для управления диспетчером РМ.</text:p>
            <text:p text:style-name="P1">Область памяти /exemod_struct содержит информацию о текущих загруженных расчётных модулях и состоит из записей типа: количество структур = количеству расчётных модулей в /header, представлено ниже:</text:p>
            <text:p text:style-name="Our_20_code">typedefstruct</text:p>
            <text:p text:style-name="Our_20_code">{</text:p>
            <text:p text:style-name="Our_20_code">    Char    exename[STR_LEN];</text:p>
            <text:p text:style-name="Our_20_code">    Char    algname[STR_LEN];</text:p>
            <text:p text:style-name="Our_20_code">    int     offset;</text:p>
            <text:p text:style-name="Our_20_code">    int     takt_mod;</text:p>
            <text:p text:style-name="Our_20_code">    int     tek_time;</text:p>
            <text:p text:style-name="Our_20_code">    int     num_work;</text:p>
            <text:p text:style-name="Our_20_code">    int     pid;<text:tab/></text:p>
            <text:p text:style-name="Our_20_code">    int     chid;</text:p>
            <text:p text:style-name="Our_20_code">    int     coid;</text:p>
            <text:p text:style-name="Our_20_code">    int     din_vars_bytes;</text:p>
            <text:p text:style-name="Our_20_code">    int     alg_vars_bytes;</text:p>
            <text:p text:style-name="Our_20_code">    int     state_vars_bytes;</text:p>
            <text:p text:style-name="Our_20_code">    int     constants_bytes;</text:p>
            <text:p text:style-name="Our_20_code">    int     number_extvars;</text:p>
            <text:p text:style-name="Our_20_code">    unsigned char flag_error;<text:tab/></text:p>
            <text:p text:style-name="Our_20_code">    char    error_name[256];</text:p>
            <text:p text:style-name="Our_20_code">} exemod_data;</text:p>
            <text:p text:style-name="P1">В этой структуре представлены следующие элементы:</text:p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4">exename</text:p>
                </table:table-cell>
                <table:table-cell table:style-name="Table3.A1" office:value-type="string">
                  <text:p text:style-name="P3">– имя расчетного модуля (исполняемого файла);</text:p>
                </table:table-cell>
              </table:table-row>
              <table:table-row>
                <table:table-cell table:style-name="Table3.A1" office:value-type="string">
                  <text:p text:style-name="P4">algname</text:p>
                </table:table-cell>
                <table:table-cell table:style-name="Table3.A1" office:value-type="string">
                  <text:p text:style-name="P3">– имя алгоритма, указываемое в файле конфигурации загрузки;</text:p>
                </table:table-cell>
              </table:table-row>
              <table:table-row>
                <table:table-cell table:style-name="Table3.A1" office:value-type="string">
                  <text:p text:style-name="P4"><text:soft-page-break/>offset</text:p>
                </table:table-cell>
                <table:table-cell table:style-name="Table3.A1" office:value-type="string">
                  <text:p text:style-name="P3">– начальное смещение расчетного модуля в общем массиве структур сигналов (область памяти /extvars_struct);</text:p>
                </table:table-cell>
              </table:table-row>
              <table:table-row>
                <table:table-cell table:style-name="Table3.A1" office:value-type="string">
                  <text:p text:style-name="P4">takt_mod</text:p>
                </table:table-cell>
                <table:table-cell table:style-name="Table3.A1" office:value-type="string">
                  <text:p text:style-name="P3">– такт работы расчетного модуля в мс, заданный в файле конфигурации загрузки (см. предыдущий пункт);</text:p>
                </table:table-cell>
              </table:table-row>
              <table:table-row>
                <table:table-cell table:style-name="Table3.A1" office:value-type="string">
                  <text:p text:style-name="P4">tek_time</text:p>
                </table:table-cell>
                <table:table-cell table:style-name="Table3.A1" office:value-type="string">
                  <text:p text:style-name="P3">– текущее время до начала исполнения, мс. Когда текущее время становится равным нулю, модуль запускается на счет. Описание как эта переменная используется можно посмотреть в функции takt_work, исходный текст которой приведён в предыдущем разделе справки;</text:p>
                </table:table-cell>
              </table:table-row>
              <table:table-row>
                <table:table-cell table:style-name="Table3.A1" office:value-type="string">
                  <text:p text:style-name="P4">num_work</text:p>
                </table:table-cell>
                <table:table-cell table:style-name="Table3.A1" office:value-type="string">
                  <text:p text:style-name="P3">– количество вызовов за один такт;</text:p>
                </table:table-cell>
              </table:table-row>
              <table:table-row>
                <table:table-cell table:style-name="Table3.A1" office:value-type="string">
                  <text:p text:style-name="P4">pid</text:p>
                </table:table-cell>
                <table:table-cell table:style-name="Table3.A1" office:value-type="string">
                  <text:p text:style-name="P3">– идентификатор процесса расчетного модуля;</text:p>
                </table:table-cell>
              </table:table-row>
              <table:table-row>
                <table:table-cell table:style-name="Table3.A1" office:value-type="string">
                  <text:p text:style-name="P4">chid</text:p>
                </table:table-cell>
                <table:table-cell table:style-name="Table3.A1" office:value-type="string">
                  <text:p text:style-name="P3">– идентификатор канала обмена в ОСРВ версии QNX6 (в версии QNX4 – параметр не используется);</text:p>
                </table:table-cell>
              </table:table-row>
              <table:table-row>
                <table:table-cell table:style-name="Table3.A1" office:value-type="string">
                  <text:p text:style-name="P4">coid</text:p>
                </table:table-cell>
                <table:table-cell table:style-name="Table3.A1" office:value-type="string">
                  <text:p text:style-name="P3">– идентификатор клиента, используемый в MsgSend для посылки сообщений от диспетчера расчётному модулю (только для ОСРВ версии QNX 6, в версии QNX4 параметр не используется);</text:p>
                </table:table-cell>
              </table:table-row>
              <table:table-row>
                <table:table-cell table:style-name="Table3.A1" office:value-type="string">
                  <text:p text:style-name="P4">din_vars_bytes</text:p>
                </table:table-cell>
                <table:table-cell table:style-name="Table3.A1" office:value-type="string">
                  <text:p text:style-name="P3">– размер области памяти динамических переменных, выделенных в общей памяти расчётным модулем, байт. Необходим для работы отладочного сервера;</text:p>
                </table:table-cell>
              </table:table-row>
              <table:table-row>
                <table:table-cell table:style-name="Table3.A1" office:value-type="string">
                  <text:p text:style-name="P4">alg_vars_bytes</text:p>
                </table:table-cell>
                <table:table-cell table:style-name="Table3.A1" office:value-type="string">
                  <text:p text:style-name="P3">– размер области памяти алгебраических переменных, выделенных в общей памяти расчётным модулем, байт. Необходим для работы отладочного сервера;</text:p>
                </table:table-cell>
              </table:table-row>
              <table:table-row>
                <table:table-cell table:style-name="Table3.A1" office:value-type="string">
                  <text:p text:style-name="P4">state_vars_bytes</text:p>
                </table:table-cell>
                <table:table-cell table:style-name="Table3.A1" office:value-type="string">
                  <text:p text:style-name="P3">– размер области памяти переменных состояния, выделенных в общей памяти расчётным модулем, байт. <text:s/>Необходим для работы отладочного сервера;</text:p>
                </table:table-cell>
              </table:table-row>
              <table:table-row>
                <table:table-cell table:style-name="Table3.A1" office:value-type="string">
                  <text:p text:style-name="P4">constants_bytes</text:p>
                </table:table-cell>
                <table:table-cell table:style-name="Table3.A1" office:value-type="string">
                  <text:p text:style-name="P3">– размер области памяти констант, выделенных в общей памяти расчётным модулем, байт. Необходим для работы отладочного сервера;</text:p>
                </table:table-cell>
              </table:table-row>
              <table:table-row>
                <table:table-cell table:style-name="Table3.A1" office:value-type="string">
                  <text:p text:style-name="P4">number_extvars</text:p>
                </table:table-cell>
                <table:table-cell table:style-name="Table3.A1" office:value-type="string">
                  <text:p text:style-name="P3">– количество внешних сигналов;</text:p>
                </table:table-cell>
              </table:table-row>
              <table:table-row>
                <table:table-cell table:style-name="Table3.A1" office:value-type="string">
                  <text:p text:style-name="P4">flag_error</text:p>
                </table:table-cell>
                <table:table-cell table:style-name="Table3.A1" office:value-type="string">
                  <text:p text:style-name="P3">– признак ошибки диспетчера РМ, если эта переменная больше нуля, значит в системе возникла ошибка (например произошло отключение расчётного модуля или время вычисления расчётного модуля не укладывается в заданный такт);</text:p>
                </table:table-cell>
              </table:table-row>
              <table:table-row>
                <table:table-cell table:style-name="Table3.A1" office:value-type="string">
                  <text:p text:style-name="P4">error_name</text:p>
                </table:table-cell>
                <table:table-cell table:style-name="Table3.A1" office:value-type="string">
                  <text:p text:style-name="P3">– описание ошибки – строка, размером не более 256 символов в формате ASCII.</text:p>
                </table:table-cell>
              </table:table-row>
            </table:table>
            <text:p text:style-name="P1">Область памяти /extvars_struct содержит описание всех внешних переменных, выделенных при загрузке диспетчером и состоит из записей типа ext_var_info_record. В поле index для каждой из структур при этом содержится байтовое смещение переменной для единой области памяти хранящей значения внешних переменных ( /extvars_value ).</text:p>
            <text:p text:style-name="P1">Алгоритм поиска внешней переменной в расчётном модуле следующий:</text:p>
            <text:p text:style-name="P1">1) из /header получаем количество загруженных расчетных модулей;</text:p>
            <text:p text:style-name="P1">2) по имени алгоритма для заданного запущенного расчётного модуля производим поиск по имени в области памяти /exemod_struct нужной структуры exemod_data, которая описывает алгоритм. Именно поэтому имя алгоритма при запуске расчетного модуля должно обязательно указываться;</text:p>
            <text:p text:style-name="P1">3) из структуры exemod_data получаем начальный индекс в массиве структур внешних переменных для расчетного модуля, находим начало описания внешних переменных расчетного модуля в области памяти /extvars_struct;</text:p>
            <text:p text:style-name="P1">4) последовательно считываем данные о смещениях ext_var_info_record.index внешних переменных, хранящихся в общей области разделяемой памяти нужных расчетных модулей (количество внешних переменных расчетного модуля определено).</text:p>
            <text:p text:style-name="P1">Пример как производить поиск внешней переменной для осуществления перепаковки данных или иной обработке данных, можно посмотреть в следующем разделе справки, а также в исходных кодах расчётного модуля (calc\calcmain.c). Пример поиска внешней переменной в области памяти по имени приведен в Приложении А.</text:p>
            <text:p text:style-name="P1">Схематично алгоритм поиска адреса внешней переменной при загрузке расчётного модуля представлен на рисунке:</text:p>
            <text:p text:style-name="P2"><text:soft-page-break/><draw:frame draw:style-name="fr1" draw:name="graphics1" text:anchor-type="as-char" svg:width="24.846cm" svg:height="12.966cm" draw:z-index="0"><draw:image xlink:href="../_images/rsp-2-3-ris-1.png" xlink:type="simple" xlink:show="embed" xlink:actuate="onLoad"/></draw:frame></text:p>
            <text:p text:style-name="P1">Общая область памяти /extvars_value, выделяется диспетчером при запуске расчётных модулей и содержит в себе текущие значения для всех внешних переменных, используемых по всех РМ. При загрузке каждый из РМ получает адреса нужных ему внешних переменных в данной области памяти по вышеприведённому алгоритму.</text:p>
            <text:p text:style-name="P1">Кроме указанных выше областей памяти, выделяемых диспетчером расчётных модулей перед загрузкой всех РМ, каждый из них при старте выделяет общие области памяти под свои внутренние переменные. Внутренние переменные, в отличие от внешних, не объединяются. Выделяемые области памяти – это рабочие массивы, в которых последовательно расположены значения внутренних переменных, приём для разного класса внутренних переменных выделяются разные области памяти:</text:p>
            <text:p text:style-name="Our_20_code">/din_vars_&lt;имя алгоритма указанное при запуске&gt;</text:p>
            <text:p text:style-name="Our_20_code">/alg_vars_&lt;имя алгоритма указанное при запуске&gt;</text:p>
            <text:p text:style-name="Our_20_code">/state_vars_vars_&lt;имя алгоритма указанное при запуске&gt;</text:p>
            <text:p text:style-name="Our_20_code">/constants_vars_&lt;имя алгоритма указанное при запуске&gt;</text:p>
            <text:p text:style-name="P1"/>
            <text:p text:style-name="P1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fo:line-height="100%"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5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Формат общих областей памяти ПО прибора</dc:title>
    <dc:date>2016-02-20T11:08:02.84</dc:date>
    <meta:generator>OpenOffice/4.1.1$Win32 OpenOffice.org_project/411m6$Build-9775</meta:generator>
    <meta:editing-duration>PT6H8M4S</meta:editing-duration>
    <meta:editing-cycles>125</meta:editing-cycles>
    <dc:creator>ILYA KUBENSKIY</dc:creator>
    <meta:document-statistic meta:table-count="3" meta:image-count="1" meta:object-count="0" meta:page-count="3" meta:paragraph-count="97" meta:word-count="852" meta:character-count="6751"/>
    <meta:user-defined meta:name="Поле 1"/>
    <meta:user-defined meta:name="Поле 2"/>
    <meta:user-defined meta:name="Поле 3"/>
    <meta:user-defined meta:name="Поле 4"/>
  </office:meta>
</office:document-meta>
</file>